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office:font-face-decls>
  <office:automatic-styles>
    <style:style style:name="P1" style:family="paragraph" style:parent-style-name="Standard">
      <style:text-properties officeooo:rsid="000cf8ce" officeooo:paragraph-rsid="000cf8ce"/>
    </style:style>
    <style:style style:name="P2" style:family="paragraph" style:parent-style-name="Standard">
      <style:text-properties fo:font-weight="bold" officeooo:rsid="000cf8ce" officeooo:paragraph-rsid="000cf8ce" style:font-weight-asian="bold" style:font-weight-complex="bold"/>
    </style:style>
    <style:style style:name="P3" style:family="paragraph" style:parent-style-name="Standard">
      <style:text-properties fo:font-weight="normal" officeooo:rsid="000cf8ce" officeooo:paragraph-rsid="000cf8ce" style:font-weight-asian="normal" style:font-weight-complex="normal"/>
    </style:style>
    <style:style style:name="P4" style:family="paragraph" style:parent-style-name="Standard" style:list-style-name="L1">
      <style:text-properties officeooo:rsid="000cf8ce" officeooo:paragraph-rsid="000cf8ce"/>
    </style:style>
    <style:style style:name="P5" style:family="paragraph" style:parent-style-name="Standard" style:list-style-name="L2">
      <style:text-properties fo:font-weight="normal" officeooo:rsid="000cf8ce" officeooo:paragraph-rsid="000cf8ce" style:font-weight-asian="normal" style:font-weight-complex="normal"/>
    </style:style>
    <style:style style:name="P6" style:family="paragraph" style:parent-style-name="Standard" style:list-style-name="L3">
      <style:text-properties fo:font-weight="normal" officeooo:rsid="000cf8ce" officeooo:paragraph-rsid="000cf8ce" style:font-weight-asian="normal" style:font-weight-complex="normal"/>
    </style:style>
    <style:style style:name="P7" style:family="paragraph" style:parent-style-name="Standard" style:list-style-name="L3">
      <style:text-properties fo:font-weight="normal" officeooo:rsid="000dbd06" officeooo:paragraph-rsid="000dbd06" style:font-weight-asian="normal" style:font-weight-complex="normal"/>
    </style:style>
    <style:style style:name="P8" style:family="paragraph" style:parent-style-name="Standard" style:list-style-name="L3">
      <style:text-properties officeooo:rsid="000dbd06" officeooo:paragraph-rsid="000dbd06"/>
    </style:style>
    <style:style style:name="P9" style:family="paragraph" style:parent-style-name="Standard">
      <style:text-properties fo:font-size="14pt" fo:font-weight="bold" officeooo:rsid="000cf8ce" officeooo:paragraph-rsid="000cf8ce"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loext:opacity="0%" style:text-line-through-style="none" style:text-line-through-type="none" style:font-name="Open Sans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Que es la virtualización?</text:p>
      <text:p text:style-name="P1"/>
      <text:p text:style-name="P1">En sencillas palabras, “virtualizar” permite que un entorno informático llamado host, ejecute varios sistemas operativos al mismo tiempo.</text:p>
      <text:p text:style-name="P1"/>
      <text:p text:style-name="P1">Existen varios tipos de virtualización, en esta presentación haremos foco en dos tipos:</text:p>
      <text:p text:style-name="P1"/>
      <text:list text:style-name="L1">
        <text:list-item>
          <text:p text:style-name="P4"><text:span text:style-name="T3">Virtualización basada en hipervisor o por emulación de hardware</text:span>, a la que en ocasiones llamaremos “Convencional”. No es el tema principal de este trabajo por lo que no lo abordaremos en profundidad.</text:p>
        </text:list-item>
        <text:list-item>
          <text:p text:style-name="P4"><text:span text:style-name="T3">Virtualización basada en contenedores o a nivel sistema operativo</text:span>. De este y sus implementaciones es de lo que trata nuestro trabajo, por lo que lo abordaremos con un poco mas de profundidad que lo antes mencionado.</text:p>
        </text:list-item>
      </text:list>
      <text:p text:style-name="P1"/>
      <text:p text:style-name="P9">¿Cuando surge la virtualización?</text:p>
      <text:p text:style-name="P1"/>
      <text:p text:style-name="P1">Se cree que tiene origen en la época de los mainframe, a fines de los ‘60 y principios de los ‘70.</text:p>
      <text:p text:style-name="P1">IBM invirtió mucho tiempo y esfuerzo en desarrollar soluciones robustas de tiempo compartido. Tiempo compartido hace referencia al uso compartido de los recursos informáticos entre un gran grupo de usuarios con el objetivo de aumentar la eficiencia de los usuarios y de disminuir los costos informáticos.</text:p>
      <text:p text:style-name="P1"/>
      <text:p text:style-name="P1">Esto represento un gran avance en la tecnología informática.</text:p>
      <text:p text:style-name="P1"/>
      <text:p text:style-name="P9">¿Que nos trajo la virtualización?</text:p>
      <text:p text:style-name="P1"/>
      <text:p text:style-name="P1">El costo de proporcionar capacidad informática se redujo considerablemente, ya que mediante una sola computadora se pueden proveer múltiples servicios, utilizando de una mejor manera los recursos. </text:p>
      <text:p text:style-name="P1">Ademas muchas personas pudieron utilizar una computadora sin tenerla.</text:p>
      <text:p text:style-name="P1">Hoy en día los grandes centros de datos utilizan la virtualización como método para ofrecer a los clientes los recursos de una forma ágil y se podría decir que controlada.</text:p>
      <text:p text:style-name="P1"/>
      <text:p text:style-name="P9">Virtualización basada en contenedores</text:p>
      <text:p text:style-name="P1"/>
      <text:p text:style-name="P1">Consiste en el empaquetado de software con solo las bibliotecas del sistema operativo y las dependencias para ejecutar código en el. El objetivo de esto es crear un único ejecutable liviano llamado contenedor. Este se puede ejecutar de manera consistente en cualquier infraestructura.</text:p>
      <text:p text:style-name="P1"><text:soft-page-break/></text:p>
      <text:p text:style-name="P1">Si la comparamos con la virtualización convencional o basada en hipervisor, donde una o mas maquinas virtuales independientes se ejecutan sobre un hardware físico a través de una capa intermedia llamada hipervisor, los contenedores se ejecutan en el espacio del usuario sobre el kernel del sistema operativo.</text:p>
      <text:p text:style-name="P1"/>
      <text:p text:style-name="P9">Estructura básica de la contenedorización</text:p>
      <text:p text:style-name="P2"/>
      <text:p text:style-name="P3">Aquí podemos observar la estructura básica de la contenedorización. Tenemos la infraestructura o hardware sobre el cual corre el sistema operativo, un motor de contenedor como lo puede ser Docker o LXC y finalmente el espacio de usuario con cada uno de los contenedores, los cuales contienen una aplicación.</text:p>
      <text:p text:style-name="P3"/>
      <text:p text:style-name="P9">Tipos de contenedores</text:p>
      <text:p text:style-name="P3"/>
      <text:p text:style-name="P3">Tenemos dos tipos de contenedores:</text:p>
      <text:list text:style-name="L2">
        <text:list-item>
          <text:p text:style-name="P5"><text:span text:style-name="T3">Contenedores de aplicaciones:</text:span> estos ejecutan un solo proceso por contenedor y cargas de trabajo sin estado. Estos se eliminan y crean con dinamismo. Un ejemplo de esto es Docker.</text:p>
        </text:list-item>
        <text:list-item>
          <text:p text:style-name="P5"><text:span text:style-name="T3">Contenedores de sistema:</text:span> mas cercanos a una maquina virtual, ejecutan un sistema operativo dentro de ellos y se administran de la misma manera que una maquina virtual. Suelen ser mas duraderos en el tiempo. Un ejemplo de esto es LXC.</text:p>
        </text:list-item>
      </text:list>
      <text:p text:style-name="P3"/>
      <text:p text:style-name="P9">Beneficios de usar contenedores</text:p>
      <text:p text:style-name="P3"/>
      <text:list text:style-name="L3">
        <text:list-item>
          <text:p text:style-name="P6">Se pueden crear e implementar aplicaciones de una manera mas rápida y segura.</text:p>
        </text:list-item>
        <text:list-item>
          <text:p text:style-name="P6"><text:span text:style-name="T3">Mejor aprovechamiento de recursos</text:span> en comparación a otros métodos de virtualización para iguales propósitos. <text:s/>Ya que en lo que consume una maquina virtual convencional se pueden tener múltiples contenedores con múltiples propósitos.</text:p>
        </text:list-item>
        <text:list-item>
          <text:p text:style-name="P6"><text:span text:style-name="T3">Portabilidad</text:span>: se crea un paquete ejecutable que se abstrae del sistema host y se puede ejecutar en cualquier plataforma.</text:p>
        </text:list-item>
        <text:list-item>
          <text:p text:style-name="P6"><text:span text:style-name="T3">Velocidad</text:span>: los contenedores comparten el kernel con el sistema operativo host por lo que no tienen la carga de un kernel propio.</text:p>
        </text:list-item>
        <text:list-item>
          <text:p text:style-name="P6"><text:span text:style-name="T3">Eficiencia</text:span>: se comparte kernel con el sistema operativo, como así también los contenedores pueden compartir imágenes entre si.</text:p>
        </text:list-item>
        <text:list-item>
          <text:p text:style-name="P7"><text:span text:style-name="T3">Facilidad de gestión</text:span>: mediante el uso de orquestadores se puede automatizar la instalación y el despliegue de contenedores, así como gestionar las cargas de trabajo. Un ejemplo de orquestador es Kubernetes.</text:p>
        </text:list-item>
        <text:list-item>
          <text:p text:style-name="P8"><text:soft-page-break/><text:span text:style-name="T3">Seguridad</text:span><text:span text:style-name="T1">: el aislamiento mediante contenedores evita que código malicioso afecte a otros contenedores o al host. </text:span><text:span text:style-name="T2">Además se puede limitar el intercambio entre contenedores o entre un contenedor y el hos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07:30:21.205685918</meta:creation-date>
    <dc:date>2022-11-09T09:03:27.019847044</dc:date>
    <meta:editing-duration>PT1H25M13S</meta:editing-duration>
    <meta:editing-cycles>4</meta:editing-cycles>
    <meta:generator>LibreOffice/7.4.2.3$Linux_X86_64 LibreOffice_project/40$Build-3</meta:generator>
    <meta:document-statistic meta:table-count="0" meta:image-count="0" meta:object-count="0" meta:page-count="3" meta:paragraph-count="30" meta:word-count="660" meta:character-count="4204" meta:non-whitespace-character-count="3583"/>
  </office:meta>
</office:document-meta>
</file>